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SpringRunnerTests.clearPersonTable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SpringRunnerTests.countRowsInPersonTable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SpringRunnerTests.deletePerson( JdbcTemplate jdbcTemplat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SpringRunnerTests.addPerson( JdbcTemplate jdbcTemplat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